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in" svg:height="6in" svg:x="0.2118in" svg:y="5.9075in">
            <draw:object draw:notify-on-update-of-ranges="Sheet1.A6:Sheet1.A32 Sheet1.B1:Sheet1.B1 Sheet1.B6:Sheet1.B32 Sheet1.E1:Sheet1.E1 Sheet1.E6:Sheet1.E32 Sheet1.H1:Sheet1.H1 Sheet1.H6:Sheet1.H32 Sheet1.K1:Sheet1.K1 Sheet1.K6:Sheet1.K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in" svg:height="6in" svg:x="0.2783in" svg:y="12.0988in">
            <draw:object draw:notify-on-update-of-ranges="Sheet1.A6:Sheet1.A32 Sheet1.B1:Sheet1.B1 Sheet1.C6:Sheet1.C32 Sheet1.E1:Sheet1.E1 Sheet1.F6:Sheet1.F32 Sheet1.H1:Sheet1.H1 Sheet1.I6:Sheet1.I32 Sheet1.K1:Sheet1.K1 Sheet1.L6:Sheet1.L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in" svg:height="6in" svg:x="0.2528in" svg:y="18.2764in">
            <draw:object draw:notify-on-update-of-ranges="Sheet1.A6:Sheet1.A32 Sheet1.B1:Sheet1.B1 Sheet1.D6:Sheet1.D32 Sheet1.E1:Sheet1.E1 Sheet1.G6:Sheet1.G32 Sheet1.H1:Sheet1.H1 Sheet1.J6:Sheet1.J32 Sheet1.K1:Sheet1.K1 Sheet1.M6:Sheet1.M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 table:number-columns-spanned="3" table:number-rows-spanned="1">
            <text:p>bs7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bs9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bs11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bs13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time [s]</text:p>
          </table:table-cell>
          <table:table-cell table:style-name="ce4" office:value-type="string" calcext:value-type="string">
            <text:p>re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table:formula="of:=0.03*([.B3]/[.C3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0.03*([.E3]/[.F3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0.03*([.H3]/[.I3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5" table:formula="of:=0.03*([.K3]/[.L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0.03*([.B4]/[.C4])" office:value-type="string" office:string-value="" calcext:value-type="error">
            <text:p>#DIV/0!</text:p>
          </table:table-cell>
          <table:table-cell table:number-columns-repeated="2"/>
          <table:table-cell table:formula="of:=0.03*([.E4]/[.F4])" office:value-type="string" office:string-value="" calcext:value-type="error">
            <text:p>#DIV/0!</text:p>
          </table:table-cell>
          <table:table-cell table:number-columns-repeated="2"/>
          <table:table-cell table:formula="of:=0.03*([.H4]/[.I4])" office:value-type="string" office:string-value="" calcext:value-type="error">
            <text:p>#DIV/0!</text:p>
          </table:table-cell>
          <table:table-cell table:number-columns-repeated="2"/>
          <table:table-cell table:formula="of:=0.03*([.K4]/[.L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504" calcext:value-type="float">
            <text:p>61504</text:p>
          </table:table-cell>
          <table:table-cell office:value-type="float" office:value="538.538" calcext:value-type="float">
            <text:p>538.538</text:p>
          </table:table-cell>
          <table:table-cell table:formula="of:=0.03*([.B5]/[.C5])" office:value-type="float" office:value="3.42616491315376" calcext:value-type="float">
            <text:p>3.4261649132</text:p>
          </table:table-cell>
          <table:table-cell office:value-type="float" office:value="61009" calcext:value-type="float">
            <text:p>61009</text:p>
          </table:table-cell>
          <table:table-cell office:value-type="float" office:value="666.925" calcext:value-type="float">
            <text:p>666.925</text:p>
          </table:table-cell>
          <table:table-cell table:formula="of:=0.03*([.E5]/[.F5])" office:value-type="float" office:value="2.74434156764254" calcext:value-type="float">
            <text:p>2.7443415676</text:p>
          </table:table-cell>
          <table:table-cell office:value-type="float" office:value="61009" calcext:value-type="float">
            <text:p>61009</text:p>
          </table:table-cell>
          <table:table-cell office:value-type="float" office:value="912.214" calcext:value-type="float">
            <text:p>912.214</text:p>
          </table:table-cell>
          <table:table-cell table:formula="of:=0.03*([.H5]/[.I5])" office:value-type="float" office:value="2.0064041990147" calcext:value-type="float">
            <text:p>2.006404199</text:p>
          </table:table-cell>
          <table:table-cell office:value-type="float" office:value="60516" calcext:value-type="float">
            <text:p>60516</text:p>
          </table:table-cell>
          <table:table-cell table:style-name="ce8" office:value-type="float" office:value="1573.59" calcext:value-type="float">
            <text:p>1573.59</text:p>
          </table:table-cell>
          <table:table-cell table:formula="of:=0.03*([.K5]/[.L5])" office:value-type="float" office:value="1.15371856709816" calcext:value-type="float">
            <text:p>1.15371856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596" calcext:value-type="float">
            <text:p>34596</text:p>
          </table:table-cell>
          <table:table-cell office:value-type="float" office:value="151.053" calcext:value-type="float">
            <text:p>151.053</text:p>
          </table:table-cell>
          <table:table-cell table:formula="of:=0.03*([.B6]/[.C6])" office:value-type="float" office:value="6.87096581994399" calcext:value-type="float">
            <text:p>6.8709658199</text:p>
          </table:table-cell>
          <table:table-cell office:value-type="float" office:value="34596" calcext:value-type="float">
            <text:p>34596</text:p>
          </table:table-cell>
          <table:table-cell office:value-type="float" office:value="199.923" calcext:value-type="float">
            <text:p>199.923</text:p>
          </table:table-cell>
          <table:table-cell table:formula="of:=0.03*([.E6]/[.F6])" office:value-type="float" office:value="5.19139868849507" calcext:value-type="float">
            <text:p>5.1913986885</text:p>
          </table:table-cell>
          <table:table-cell office:value-type="float" office:value="34225" calcext:value-type="float">
            <text:p>34225</text:p>
          </table:table-cell>
          <table:table-cell office:value-type="float" office:value="273.124" calcext:value-type="float">
            <text:p>273.124</text:p>
          </table:table-cell>
          <table:table-cell table:formula="of:=0.03*([.H6]/[.I6])" office:value-type="float" office:value="3.75928149851349" calcext:value-type="float">
            <text:p>3.7592814985</text:p>
          </table:table-cell>
          <table:table-cell office:value-type="float" office:value="33856" calcext:value-type="float">
            <text:p>33856</text:p>
          </table:table-cell>
          <table:table-cell office:value-type="float" office:value="316.262" calcext:value-type="float">
            <text:p>316.262</text:p>
          </table:table-cell>
          <table:table-cell table:formula="of:=0.03*([.K6]/[.L6])" office:value-type="float" office:value="3.21151450379748" calcext:value-type="float">
            <text:p>3.2115145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201" calcext:value-type="float">
            <text:p>22201</text:p>
          </table:table-cell>
          <table:table-cell office:value-type="float" office:value="51.852" calcext:value-type="float">
            <text:p>51.852</text:p>
          </table:table-cell>
          <table:table-cell table:formula="of:=0.03*([.B7]/[.C7])" office:value-type="float" office:value="12.8448275862069" calcext:value-type="float">
            <text:p>12.8448275862</text:p>
          </table:table-cell>
          <table:table-cell office:value-type="float" office:value="22201" calcext:value-type="float">
            <text:p>22201</text:p>
          </table:table-cell>
          <table:table-cell office:value-type="float" office:value="76.512" calcext:value-type="float">
            <text:p>76.512</text:p>
          </table:table-cell>
          <table:table-cell table:formula="of:=0.03*([.E7]/[.F7])" office:value-type="float" office:value="8.70490903387704" calcext:value-type="float">
            <text:p>8.7049090339</text:p>
          </table:table-cell>
          <table:table-cell office:value-type="float" office:value="21904" calcext:value-type="float">
            <text:p>21904</text:p>
          </table:table-cell>
          <table:table-cell office:value-type="float" office:value="96.123" calcext:value-type="float">
            <text:p>96.123</text:p>
          </table:table-cell>
          <table:table-cell table:formula="of:=0.03*([.H7]/[.I7])" office:value-type="float" office:value="6.83624106613402" calcext:value-type="float">
            <text:p>6.8362410661</text:p>
          </table:table-cell>
          <table:table-cell office:value-type="float" office:value="21609" calcext:value-type="float">
            <text:p>21609</text:p>
          </table:table-cell>
          <table:table-cell office:value-type="float" office:value="108.948" calcext:value-type="float">
            <text:p>108.948</text:p>
          </table:table-cell>
          <table:table-cell table:formula="of:=0.03*([.K7]/[.L7])" office:value-type="float" office:value="5.9502698535081" calcext:value-type="float">
            <text:p>5.9502698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376" calcext:value-type="float">
            <text:p>15376</text:p>
          </table:table-cell>
          <table:table-cell office:value-type="float" office:value="22.982" calcext:value-type="float">
            <text:p>22.982</text:p>
          </table:table-cell>
          <table:table-cell table:formula="of:=0.03*([.B8]/[.C8])" office:value-type="float" office:value="20.0713601949352" calcext:value-type="float">
            <text:p>20.0713601949</text:p>
          </table:table-cell>
          <table:table-cell office:value-type="float" office:value="15376" calcext:value-type="float">
            <text:p>15376</text:p>
          </table:table-cell>
          <table:table-cell office:value-type="float" office:value="32.75" calcext:value-type="float">
            <text:p>32.75</text:p>
          </table:table-cell>
          <table:table-cell table:formula="of:=0.03*([.E8]/[.F8])" office:value-type="float" office:value="14.0848854961832" calcext:value-type="float">
            <text:p>14.0848854962</text:p>
          </table:table-cell>
          <table:table-cell office:value-type="float" office:value="15376" calcext:value-type="float">
            <text:p>15376</text:p>
          </table:table-cell>
          <table:table-cell office:value-type="float" office:value="51.295" calcext:value-type="float">
            <text:p>51.295</text:p>
          </table:table-cell>
          <table:table-cell table:formula="of:=0.03*([.H8]/[.I8])" office:value-type="float" office:value="8.99268934594015" calcext:value-type="float">
            <text:p>8.9926893459</text:p>
          </table:table-cell>
          <table:table-cell office:value-type="float" office:value="15129" calcext:value-type="float">
            <text:p>15129</text:p>
          </table:table-cell>
          <table:table-cell office:value-type="float" office:value="55.921" calcext:value-type="float">
            <text:p>55.921</text:p>
          </table:table-cell>
          <table:table-cell table:formula="of:=0.03*([.K8]/[.L8])" office:value-type="float" office:value="8.11627116825522" calcext:value-type="float">
            <text:p>8.1162711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36" calcext:value-type="float">
            <text:p>11236</text:p>
          </table:table-cell>
          <table:table-cell office:value-type="float" office:value="11.657" calcext:value-type="float">
            <text:p>11.657</text:p>
          </table:table-cell>
          <table:table-cell table:formula="of:=0.03*([.B9]/[.C9])" office:value-type="float" office:value="28.9165308398387" calcext:value-type="float">
            <text:p>28.9165308398</text:p>
          </table:table-cell>
          <table:table-cell office:value-type="float" office:value="11236" calcext:value-type="float">
            <text:p>11236</text:p>
          </table:table-cell>
          <table:table-cell office:value-type="float" office:value="15.409" calcext:value-type="float">
            <text:p>15.409</text:p>
          </table:table-cell>
          <table:table-cell table:formula="of:=0.03*([.E9]/[.F9])" office:value-type="float" office:value="21.8755272892465" calcext:value-type="float">
            <text:p>21.8755272892</text:p>
          </table:table-cell>
          <table:table-cell office:value-type="float" office:value="11236" calcext:value-type="float">
            <text:p>11236</text:p>
          </table:table-cell>
          <table:table-cell office:value-type="float" office:value="22.741" calcext:value-type="float">
            <text:p>22.741</text:p>
          </table:table-cell>
          <table:table-cell table:formula="of:=0.03*([.H9]/[.I9])" office:value-type="float" office:value="14.8225671694297" calcext:value-type="float">
            <text:p>14.8225671694</text:p>
          </table:table-cell>
          <table:table-cell office:value-type="float" office:value="11236" calcext:value-type="float">
            <text:p>11236</text:p>
          </table:table-cell>
          <table:table-cell office:value-type="float" office:value="31.394" calcext:value-type="float">
            <text:p>31.394</text:p>
          </table:table-cell>
          <table:table-cell table:formula="of:=0.03*([.K9]/[.L9])" office:value-type="float" office:value="10.7370835191438" calcext:value-type="float">
            <text:p>10.73708351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49" calcext:value-type="float">
            <text:p>8649</text:p>
          </table:table-cell>
          <table:table-cell office:value-type="float" office:value="7.482" calcext:value-type="float">
            <text:p>7.482</text:p>
          </table:table-cell>
          <table:table-cell table:formula="of:=0.03*([.B10]/[.C10])" office:value-type="float" office:value="34.6792301523657" calcext:value-type="float">
            <text:p>34.6792301524</text:p>
          </table:table-cell>
          <table:table-cell office:value-type="float" office:value="8649" calcext:value-type="float">
            <text:p>8649</text:p>
          </table:table-cell>
          <table:table-cell office:value-type="float" office:value="10.945" calcext:value-type="float">
            <text:p>10.945</text:p>
          </table:table-cell>
          <table:table-cell table:formula="of:=0.03*([.E10]/[.F10])" office:value-type="float" office:value="23.7067153951576" calcext:value-type="float">
            <text:p>23.7067153952</text:p>
          </table:table-cell>
          <table:table-cell office:value-type="float" office:value="8649" calcext:value-type="float">
            <text:p>8649</text:p>
          </table:table-cell>
          <table:table-cell office:value-type="float" office:value="16.727" calcext:value-type="float">
            <text:p>16.727</text:p>
          </table:table-cell>
          <table:table-cell table:formula="of:=0.03*([.H10]/[.I10])" office:value-type="float" office:value="15.5120463920607" calcext:value-type="float">
            <text:p>15.5120463921</text:p>
          </table:table-cell>
          <table:table-cell office:value-type="float" office:value="8464" calcext:value-type="float">
            <text:p>8464</text:p>
          </table:table-cell>
          <table:table-cell office:value-type="float" office:value="17.241" calcext:value-type="float">
            <text:p>17.241</text:p>
          </table:table-cell>
          <table:table-cell table:formula="of:=0.03*([.K10]/[.L10])" office:value-type="float" office:value="14.7276840090482" calcext:value-type="float">
            <text:p>14.727684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24" calcext:value-type="float">
            <text:p>6724</text:p>
          </table:table-cell>
          <table:table-cell office:value-type="float" office:value="4.504" calcext:value-type="float">
            <text:p>4.504</text:p>
          </table:table-cell>
          <table:table-cell table:formula="of:=0.03*([.B11]/[.C11])" office:value-type="float" office:value="44.7868561278863" calcext:value-type="float">
            <text:p>44.7868561279</text:p>
          </table:table-cell>
          <table:table-cell office:value-type="float" office:value="6724" calcext:value-type="float">
            <text:p>6724</text:p>
          </table:table-cell>
          <table:table-cell office:value-type="float" office:value="5.117" calcext:value-type="float">
            <text:p>5.117</text:p>
          </table:table-cell>
          <table:table-cell table:formula="of:=0.03*([.E11]/[.F11])" office:value-type="float" office:value="39.421536056283" calcext:value-type="float">
            <text:p>39.4215360563</text:p>
          </table:table-cell>
          <table:table-cell office:value-type="float" office:value="6724" calcext:value-type="float">
            <text:p>6724</text:p>
          </table:table-cell>
          <table:table-cell office:value-type="float" office:value="7.459" calcext:value-type="float">
            <text:p>7.459</text:p>
          </table:table-cell>
          <table:table-cell table:formula="of:=0.03*([.H11]/[.I11])" office:value-type="float" office:value="27.0438396567905" calcext:value-type="float">
            <text:p>27.0438396568</text:p>
          </table:table-cell>
          <table:table-cell office:value-type="float" office:value="6724" calcext:value-type="float">
            <text:p>6724</text:p>
          </table:table-cell>
          <table:table-cell office:value-type="float" office:value="9.798" calcext:value-type="float">
            <text:p>9.798</text:p>
          </table:table-cell>
          <table:table-cell table:formula="of:=0.03*([.K11]/[.L11])" office:value-type="float" office:value="20.5878750765462" calcext:value-type="float">
            <text:p>20.5878750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76" calcext:value-type="float">
            <text:p>5476</text:p>
          </table:table-cell>
          <table:table-cell office:value-type="float" office:value="2.838" calcext:value-type="float">
            <text:p>2.838</text:p>
          </table:table-cell>
          <table:table-cell table:formula="of:=0.03*([.B12]/[.C12])" office:value-type="float" office:value="57.8858350951374" calcext:value-type="float">
            <text:p>57.8858350951</text:p>
          </table:table-cell>
          <table:table-cell office:value-type="float" office:value="5476" calcext:value-type="float">
            <text:p>5476</text:p>
          </table:table-cell>
          <table:table-cell office:value-type="float" office:value="3.939" calcext:value-type="float">
            <text:p>3.939</text:p>
          </table:table-cell>
          <table:table-cell table:formula="of:=0.03*([.E12]/[.F12])" office:value-type="float" office:value="41.7060167555217" calcext:value-type="float">
            <text:p>41.7060167555</text:p>
          </table:table-cell>
          <table:table-cell office:value-type="float" office:value="5476" calcext:value-type="float">
            <text:p>5476</text:p>
          </table:table-cell>
          <table:table-cell office:value-type="float" office:value="5.666" calcext:value-type="float">
            <text:p>5.666</text:p>
          </table:table-cell>
          <table:table-cell table:formula="of:=0.03*([.H12]/[.I12])" office:value-type="float" office:value="28.9939992940346" calcext:value-type="float">
            <text:p>28.993999294</text:p>
          </table:table-cell>
          <table:table-cell office:value-type="float" office:value="5476" calcext:value-type="float">
            <text:p>5476</text:p>
          </table:table-cell>
          <table:table-cell office:value-type="float" office:value="7.786" calcext:value-type="float">
            <text:p>7.786</text:p>
          </table:table-cell>
          <table:table-cell table:formula="of:=0.03*([.K12]/[.L12])" office:value-type="float" office:value="21.0994091959928" calcext:value-type="float">
            <text:p>21.099409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9" calcext:value-type="float">
            <text:p>4489</text:p>
          </table:table-cell>
          <table:table-cell office:value-type="float" office:value="2.185" calcext:value-type="float">
            <text:p>2.185</text:p>
          </table:table-cell>
          <table:table-cell table:formula="of:=0.03*([.B13]/[.C13])" office:value-type="float" office:value="61.6338672768879" calcext:value-type="float">
            <text:p>61.6338672769</text:p>
          </table:table-cell>
          <table:table-cell office:value-type="float" office:value="4489" calcext:value-type="float">
            <text:p>4489</text:p>
          </table:table-cell>
          <table:table-cell office:value-type="float" office:value="3.083" calcext:value-type="float">
            <text:p>3.083</text:p>
          </table:table-cell>
          <table:table-cell table:formula="of:=0.03*([.E13]/[.F13])" office:value-type="float" office:value="43.6814790788193" calcext:value-type="float">
            <text:p>43.6814790788</text:p>
          </table:table-cell>
          <table:table-cell office:value-type="float" office:value="4489" calcext:value-type="float">
            <text:p>4489</text:p>
          </table:table-cell>
          <table:table-cell office:value-type="float" office:value="4.459" calcext:value-type="float">
            <text:p>4.459</text:p>
          </table:table-cell>
          <table:table-cell table:formula="of:=0.03*([.H13]/[.I13])" office:value-type="float" office:value="30.2018389773492" calcext:value-type="float">
            <text:p>30.2018389773</text:p>
          </table:table-cell>
          <table:table-cell office:value-type="float" office:value="4489" calcext:value-type="float">
            <text:p>4489</text:p>
          </table:table-cell>
          <table:table-cell office:value-type="float" office:value="6.245" calcext:value-type="float">
            <text:p>6.245</text:p>
          </table:table-cell>
          <table:table-cell table:formula="of:=0.03*([.K13]/[.L13])" office:value-type="float" office:value="21.564451561249" calcext:value-type="float">
            <text:p>21.56445156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4" calcext:value-type="float">
            <text:p>3844</text:p>
          </table:table-cell>
          <table:table-cell office:value-type="float" office:value="1.823" calcext:value-type="float">
            <text:p>1.823</text:p>
          </table:table-cell>
          <table:table-cell table:formula="of:=0.03*([.B14]/[.C14])" office:value-type="float" office:value="63.2583653318705" calcext:value-type="float">
            <text:p>63.2583653319</text:p>
          </table:table-cell>
          <table:table-cell office:value-type="float" office:value="3844" calcext:value-type="float">
            <text:p>3844</text:p>
          </table:table-cell>
          <table:table-cell office:value-type="float" office:value="2.572" calcext:value-type="float">
            <text:p>2.572</text:p>
          </table:table-cell>
          <table:table-cell table:formula="of:=0.03*([.E14]/[.F14])" office:value-type="float" office:value="44.8367029548989" calcext:value-type="float">
            <text:p>44.8367029549</text:p>
          </table:table-cell>
          <table:table-cell office:value-type="float" office:value="3844" calcext:value-type="float">
            <text:p>3844</text:p>
          </table:table-cell>
          <table:table-cell office:value-type="float" office:value="3.732" calcext:value-type="float">
            <text:p>3.732</text:p>
          </table:table-cell>
          <table:table-cell table:formula="of:=0.03*([.H14]/[.I14])" office:value-type="float" office:value="30.9003215434084" calcext:value-type="float">
            <text:p>30.9003215434</text:p>
          </table:table-cell>
          <table:table-cell office:value-type="float" office:value="3721" calcext:value-type="float">
            <text:p>3721</text:p>
          </table:table-cell>
          <table:table-cell office:value-type="float" office:value="3.567" calcext:value-type="float">
            <text:p>3.567</text:p>
          </table:table-cell>
          <table:table-cell table:formula="of:=0.03*([.K14]/[.L14])" office:value-type="float" office:value="31.2952060555088" calcext:value-type="float">
            <text:p>31.2952060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49" calcext:value-type="float">
            <text:p>3249</text:p>
          </table:table-cell>
          <table:table-cell office:value-type="float" office:value="1.489" calcext:value-type="float">
            <text:p>1.489</text:p>
          </table:table-cell>
          <table:table-cell table:formula="of:=0.03*([.B15]/[.C15])" office:value-type="float" office:value="65.4600402955003" calcext:value-type="float">
            <text:p>65.4600402955</text:p>
          </table:table-cell>
          <table:table-cell office:value-type="float" office:value="3249" calcext:value-type="float">
            <text:p>3249</text:p>
          </table:table-cell>
          <table:table-cell office:value-type="float" office:value="1.623" calcext:value-type="float">
            <text:p>1.623</text:p>
          </table:table-cell>
          <table:table-cell table:formula="of:=0.03*([.E15]/[.F15])" office:value-type="float" office:value="60.0554528650647" calcext:value-type="float">
            <text:p>60.0554528651</text:p>
          </table:table-cell>
          <table:table-cell office:value-type="float" office:value="3249" calcext:value-type="float">
            <text:p>3249</text:p>
          </table:table-cell>
          <table:table-cell office:value-type="float" office:value="1.563" calcext:value-type="float">
            <text:p>1.563</text:p>
          </table:table-cell>
          <table:table-cell table:formula="of:=0.03*([.H15]/[.I15])" office:value-type="float" office:value="62.3608445297505" calcext:value-type="float">
            <text:p>62.3608445298</text:p>
          </table:table-cell>
          <table:table-cell office:value-type="float" office:value="3249" calcext:value-type="float">
            <text:p>3249</text:p>
          </table:table-cell>
          <table:table-cell office:value-type="float" office:value="2.004" calcext:value-type="float">
            <text:p>2.004</text:p>
          </table:table-cell>
          <table:table-cell table:formula="of:=0.03*([.K15]/[.L15])" office:value-type="float" office:value="48.6377245508982" calcext:value-type="float">
            <text:p>48.6377245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09" calcext:value-type="float">
            <text:p>2809</text:p>
          </table:table-cell>
          <table:table-cell office:value-type="float" office:value="0.86" calcext:value-type="float">
            <text:p>0.86</text:p>
          </table:table-cell>
          <table:table-cell table:formula="of:=0.03*([.B16]/[.C16])" office:value-type="float" office:value="97.9883720930232" calcext:value-type="float">
            <text:p>97.988372093</text:p>
          </table:table-cell>
          <table:table-cell office:value-type="float" office:value="2809" calcext:value-type="float">
            <text:p>2809</text:p>
          </table:table-cell>
          <table:table-cell office:value-type="float" office:value="1.05" calcext:value-type="float">
            <text:p>1.05</text:p>
          </table:table-cell>
          <table:table-cell table:formula="of:=0.03*([.E16]/[.F16])" office:value-type="float" office:value="80.2571428571429" calcext:value-type="float">
            <text:p>80.2571428571</text:p>
          </table:table-cell>
          <table:table-cell office:value-type="float" office:value="2809" calcext:value-type="float">
            <text:p>2809</text:p>
          </table:table-cell>
          <table:table-cell office:value-type="float" office:value="1.34" calcext:value-type="float">
            <text:p>1.34</text:p>
          </table:table-cell>
          <table:table-cell table:formula="of:=0.03*([.H16]/[.I16])" office:value-type="float" office:value="62.8880597014925" calcext:value-type="float">
            <text:p>62.8880597015</text:p>
          </table:table-cell>
          <table:table-cell office:value-type="float" office:value="2809" calcext:value-type="float">
            <text:p>2809</text:p>
          </table:table-cell>
          <table:table-cell office:value-type="float" office:value="1.749" calcext:value-type="float">
            <text:p>1.749</text:p>
          </table:table-cell>
          <table:table-cell table:formula="of:=0.03*([.K16]/[.L16])" office:value-type="float" office:value="48.1818181818182" calcext:value-type="float">
            <text:p>48.181818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1" calcext:value-type="float">
            <text:p>2401</text:p>
          </table:table-cell>
          <table:table-cell office:value-type="float" office:value="0.738" calcext:value-type="float">
            <text:p>0.738</text:p>
          </table:table-cell>
          <table:table-cell table:formula="of:=0.03*([.B17]/[.C17])" office:value-type="float" office:value="97.6016260162602" calcext:value-type="float">
            <text:p>97.6016260163</text:p>
          </table:table-cell>
          <table:table-cell office:value-type="float" office:value="2401" calcext:value-type="float">
            <text:p>2401</text:p>
          </table:table-cell>
          <table:table-cell office:value-type="float" office:value="0.901" calcext:value-type="float">
            <text:p>0.901</text:p>
          </table:table-cell>
          <table:table-cell table:formula="of:=0.03*([.E17]/[.F17])" office:value-type="float" office:value="79.9445061043285" calcext:value-type="float">
            <text:p>79.9445061043</text:p>
          </table:table-cell>
          <table:table-cell office:value-type="float" office:value="2401" calcext:value-type="float">
            <text:p>2401</text:p>
          </table:table-cell>
          <table:table-cell office:value-type="float" office:value="1.158" calcext:value-type="float">
            <text:p>1.158</text:p>
          </table:table-cell>
          <table:table-cell table:formula="of:=0.03*([.H17]/[.I17])" office:value-type="float" office:value="62.2020725388601" calcext:value-type="float">
            <text:p>62.2020725389</text:p>
          </table:table-cell>
          <table:table-cell office:value-type="float" office:value="2401" calcext:value-type="float">
            <text:p>2401</text:p>
          </table:table-cell>
          <table:table-cell office:value-type="float" office:value="1.503" calcext:value-type="float">
            <text:p>1.503</text:p>
          </table:table-cell>
          <table:table-cell table:formula="of:=0.03*([.K17]/[.L17])" office:value-type="float" office:value="47.9241516966068" calcext:value-type="float">
            <text:p>47.9241516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16" calcext:value-type="float">
            <text:p>2116</text:p>
          </table:table-cell>
          <table:table-cell office:value-type="float" office:value="0.672" calcext:value-type="float">
            <text:p>0.672</text:p>
          </table:table-cell>
          <table:table-cell table:formula="of:=0.03*([.B18]/[.C18])" office:value-type="float" office:value="94.4642857142857" calcext:value-type="float">
            <text:p>94.4642857143</text:p>
          </table:table-cell>
          <table:table-cell office:value-type="float" office:value="2116" calcext:value-type="float">
            <text:p>2116</text:p>
          </table:table-cell>
          <table:table-cell office:value-type="float" office:value="0.812" calcext:value-type="float">
            <text:p>0.812</text:p>
          </table:table-cell>
          <table:table-cell table:formula="of:=0.03*([.E18]/[.F18])" office:value-type="float" office:value="78.1773399014778" calcext:value-type="float">
            <text:p>78.1773399015</text:p>
          </table:table-cell>
          <table:table-cell office:value-type="float" office:value="2116" calcext:value-type="float">
            <text:p>2116</text:p>
          </table:table-cell>
          <table:table-cell office:value-type="float" office:value="1.039" calcext:value-type="float">
            <text:p>1.039</text:p>
          </table:table-cell>
          <table:table-cell table:formula="of:=0.03*([.H18]/[.I18])" office:value-type="float" office:value="61.0972088546679" calcext:value-type="float">
            <text:p>61.0972088547</text:p>
          </table:table-cell>
          <table:table-cell office:value-type="float" office:value="2116" calcext:value-type="float">
            <text:p>2116</text:p>
          </table:table-cell>
          <table:table-cell office:value-type="float" office:value="1.336" calcext:value-type="float">
            <text:p>1.336</text:p>
          </table:table-cell>
          <table:table-cell table:formula="of:=0.03*([.K18]/[.L18])" office:value-type="float" office:value="47.5149700598802" calcext:value-type="float">
            <text:p>47.51497005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49" calcext:value-type="float">
            <text:p>1849</text:p>
          </table:table-cell>
          <table:table-cell office:value-type="float" office:value="0.618" calcext:value-type="float">
            <text:p>0.618</text:p>
          </table:table-cell>
          <table:table-cell table:formula="of:=0.03*([.B19]/[.C19])" office:value-type="float" office:value="89.7572815533981" calcext:value-type="float">
            <text:p>89.7572815534</text:p>
          </table:table-cell>
          <table:table-cell office:value-type="float" office:value="1849" calcext:value-type="float">
            <text:p>1849</text:p>
          </table:table-cell>
          <table:table-cell office:value-type="float" office:value="0.735" calcext:value-type="float">
            <text:p>0.735</text:p>
          </table:table-cell>
          <table:table-cell table:formula="of:=0.03*([.E19]/[.F19])" office:value-type="float" office:value="75.469387755102" calcext:value-type="float">
            <text:p>75.4693877551</text:p>
          </table:table-cell>
          <table:table-cell office:value-type="float" office:value="1849" calcext:value-type="float">
            <text:p>1849</text:p>
          </table:table-cell>
          <table:table-cell office:value-type="float" office:value="0.922" calcext:value-type="float">
            <text:p>0.922</text:p>
          </table:table-cell>
          <table:table-cell table:formula="of:=0.03*([.H19]/[.I19])" office:value-type="float" office:value="60.1626898047722" calcext:value-type="float">
            <text:p>60.1626898048</text:p>
          </table:table-cell>
          <table:table-cell office:value-type="float" office:value="1849" calcext:value-type="float">
            <text:p>1849</text:p>
          </table:table-cell>
          <table:table-cell office:value-type="float" office:value="1.219" calcext:value-type="float">
            <text:p>1.219</text:p>
          </table:table-cell>
          <table:table-cell table:formula="of:=0.03*([.K19]/[.L19])" office:value-type="float" office:value="45.5045118949959" calcext:value-type="float">
            <text:p>45.5045118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81" calcext:value-type="float">
            <text:p>1681</text:p>
          </table:table-cell>
          <table:table-cell office:value-type="float" office:value="0.576" calcext:value-type="float">
            <text:p>0.576</text:p>
          </table:table-cell>
          <table:table-cell table:formula="of:=0.03*([.B20]/[.C20])" office:value-type="float" office:value="87.5520833333333" calcext:value-type="float">
            <text:p>87.5520833333</text:p>
          </table:table-cell>
          <table:table-cell office:value-type="float" office:value="1681" calcext:value-type="float">
            <text:p>1681</text:p>
          </table:table-cell>
          <table:table-cell office:value-type="float" office:value="0.693" calcext:value-type="float">
            <text:p>0.693</text:p>
          </table:table-cell>
          <table:table-cell table:formula="of:=0.03*([.E20]/[.F20])" office:value-type="float" office:value="72.7705627705628" calcext:value-type="float">
            <text:p>72.7705627706</text:p>
          </table:table-cell>
          <table:table-cell office:value-type="float" office:value="1681" calcext:value-type="float">
            <text:p>1681</text:p>
          </table:table-cell>
          <table:table-cell office:value-type="float" office:value="0.861" calcext:value-type="float">
            <text:p>0.861</text:p>
          </table:table-cell>
          <table:table-cell table:formula="of:=0.03*([.H20]/[.I20])" office:value-type="float" office:value="58.5714285714286" calcext:value-type="float">
            <text:p>58.5714285714</text:p>
          </table:table-cell>
          <table:table-cell office:value-type="float" office:value="1681" calcext:value-type="float">
            <text:p>1681</text:p>
          </table:table-cell>
          <table:table-cell office:value-type="float" office:value="1.113" calcext:value-type="float">
            <text:p>1.113</text:p>
          </table:table-cell>
          <table:table-cell table:formula="of:=0.03*([.K20]/[.L20])" office:value-type="float" office:value="45.3099730458221" calcext:value-type="float">
            <text:p>45.3099730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1" calcext:value-type="float">
            <text:p>1521</text:p>
          </table:table-cell>
          <table:table-cell office:value-type="float" office:value="0.545" calcext:value-type="float">
            <text:p>0.545</text:p>
          </table:table-cell>
          <table:table-cell table:formula="of:=0.03*([.B21]/[.C21])" office:value-type="float" office:value="83.7247706422018" calcext:value-type="float">
            <text:p>83.7247706422</text:p>
          </table:table-cell>
          <table:table-cell office:value-type="float" office:value="1521" calcext:value-type="float">
            <text:p>1521</text:p>
          </table:table-cell>
          <table:table-cell office:value-type="float" office:value="0.653" calcext:value-type="float">
            <text:p>0.653</text:p>
          </table:table-cell>
          <table:table-cell table:formula="of:=0.03*([.E21]/[.F21])" office:value-type="float" office:value="69.8774885145482" calcext:value-type="float">
            <text:p>69.8774885145</text:p>
          </table:table-cell>
          <table:table-cell office:value-type="float" office:value="1521" calcext:value-type="float">
            <text:p>1521</text:p>
          </table:table-cell>
          <table:table-cell office:value-type="float" office:value="0.817" calcext:value-type="float">
            <text:p>0.817</text:p>
          </table:table-cell>
          <table:table-cell table:formula="of:=0.03*([.H21]/[.I21])" office:value-type="float" office:value="55.8506731946144" calcext:value-type="float">
            <text:p>55.8506731946</text:p>
          </table:table-cell>
          <table:table-cell office:value-type="float" office:value="1521" calcext:value-type="float">
            <text:p>1521</text:p>
          </table:table-cell>
          <table:table-cell office:value-type="float" office:value="1.009" calcext:value-type="float">
            <text:p>1.009</text:p>
          </table:table-cell>
          <table:table-cell table:formula="of:=0.03*([.K21]/[.L21])" office:value-type="float" office:value="45.2229930624381" calcext:value-type="float">
            <text:p>45.22299306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9" calcext:value-type="float">
            <text:p>1369</text:p>
          </table:table-cell>
          <table:table-cell office:value-type="float" office:value="0.518" calcext:value-type="float">
            <text:p>0.518</text:p>
          </table:table-cell>
          <table:table-cell table:formula="of:=0.03*([.B22]/[.C22])" office:value-type="float" office:value="79.2857142857143" calcext:value-type="float">
            <text:p>79.2857142857</text:p>
          </table:table-cell>
          <table:table-cell office:value-type="float" office:value="1369" calcext:value-type="float">
            <text:p>1369</text:p>
          </table:table-cell>
          <table:table-cell office:value-type="float" office:value="0.625" calcext:value-type="float">
            <text:p>0.625</text:p>
          </table:table-cell>
          <table:table-cell table:formula="of:=0.03*([.E22]/[.F22])" office:value-type="float" office:value="65.712" calcext:value-type="float">
            <text:p>65.712</text:p>
          </table:table-cell>
          <table:table-cell office:value-type="float" office:value="1369" calcext:value-type="float">
            <text:p>1369</text:p>
          </table:table-cell>
          <table:table-cell office:value-type="float" office:value="0.755" calcext:value-type="float">
            <text:p>0.755</text:p>
          </table:table-cell>
          <table:table-cell table:formula="of:=0.03*([.H22]/[.I22])" office:value-type="float" office:value="54.3973509933775" calcext:value-type="float">
            <text:p>54.3973509934</text:p>
          </table:table-cell>
          <table:table-cell office:value-type="float" office:value="1369" calcext:value-type="float">
            <text:p>1369</text:p>
          </table:table-cell>
          <table:table-cell office:value-type="float" office:value="0.928" calcext:value-type="float">
            <text:p>0.928</text:p>
          </table:table-cell>
          <table:table-cell table:formula="of:=0.03*([.K22]/[.L22])" office:value-type="float" office:value="44.2564655172414" calcext:value-type="float">
            <text:p>44.2564655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5" calcext:value-type="float">
            <text:p>1225</text:p>
          </table:table-cell>
          <table:table-cell office:value-type="float" office:value="0.49" calcext:value-type="float">
            <text:p>0.49</text:p>
          </table:table-cell>
          <table:table-cell table:formula="of:=0.03*([.B23]/[.C23])" office:value-type="float" office:value="75" calcext:value-type="float">
            <text:p>75</text:p>
          </table:table-cell>
          <table:table-cell office:value-type="float" office:value="1225" calcext:value-type="float">
            <text:p>1225</text:p>
          </table:table-cell>
          <table:table-cell office:value-type="float" office:value="0.575" calcext:value-type="float">
            <text:p>0.575</text:p>
          </table:table-cell>
          <table:table-cell table:formula="of:=0.03*([.E23]/[.F23])" office:value-type="float" office:value="63.9130434782609" calcext:value-type="float">
            <text:p>63.9130434783</text:p>
          </table:table-cell>
          <table:table-cell office:value-type="float" office:value="1225" calcext:value-type="float">
            <text:p>1225</text:p>
          </table:table-cell>
          <table:table-cell office:value-type="float" office:value="0.706" calcext:value-type="float">
            <text:p>0.706</text:p>
          </table:table-cell>
          <table:table-cell table:formula="of:=0.03*([.H23]/[.I23])" office:value-type="float" office:value="52.0538243626062" calcext:value-type="float">
            <text:p>52.0538243626</text:p>
          </table:table-cell>
          <table:table-cell office:value-type="float" office:value="1225" calcext:value-type="float">
            <text:p>1225</text:p>
          </table:table-cell>
          <table:table-cell office:value-type="float" office:value="0.855" calcext:value-type="float">
            <text:p>0.855</text:p>
          </table:table-cell>
          <table:table-cell table:formula="of:=0.03*([.K23]/[.L23])" office:value-type="float" office:value="42.9824561403509" calcext:value-type="float">
            <text:p>42.98245614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9" calcext:value-type="float">
            <text:p>1089</text:p>
          </table:table-cell>
          <table:table-cell office:value-type="float" office:value="0.477" calcext:value-type="float">
            <text:p>0.477</text:p>
          </table:table-cell>
          <table:table-cell table:formula="of:=0.03*([.B24]/[.C24])" office:value-type="float" office:value="68.4905660377358" calcext:value-type="float">
            <text:p>68.4905660377</text:p>
          </table:table-cell>
          <table:table-cell office:value-type="float" office:value="1089" calcext:value-type="float">
            <text:p>1089</text:p>
          </table:table-cell>
          <table:table-cell office:value-type="float" office:value="0.543" calcext:value-type="float">
            <text:p>0.543</text:p>
          </table:table-cell>
          <table:table-cell table:formula="of:=0.03*([.E24]/[.F24])" office:value-type="float" office:value="60.1657458563536" calcext:value-type="float">
            <text:p>60.1657458564</text:p>
          </table:table-cell>
          <table:table-cell office:value-type="float" office:value="1089" calcext:value-type="float">
            <text:p>1089</text:p>
          </table:table-cell>
          <table:table-cell office:value-type="float" office:value="0.668" calcext:value-type="float">
            <text:p>0.668</text:p>
          </table:table-cell>
          <table:table-cell table:formula="of:=0.03*([.H24]/[.I24])" office:value-type="float" office:value="48.9071856287425" calcext:value-type="float">
            <text:p>48.9071856287</text:p>
          </table:table-cell>
          <table:table-cell office:value-type="float" office:value="1089" calcext:value-type="float">
            <text:p>1089</text:p>
          </table:table-cell>
          <table:table-cell office:value-type="float" office:value="0.793" calcext:value-type="float">
            <text:p>0.793</text:p>
          </table:table-cell>
          <table:table-cell table:formula="of:=0.03*([.K24]/[.L24])" office:value-type="float" office:value="41.1979823455233" calcext:value-type="float">
            <text:p>41.1979823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4" calcext:value-type="float">
            <text:p>1024</text:p>
          </table:table-cell>
          <table:table-cell office:value-type="float" office:value="0.46" calcext:value-type="float">
            <text:p>0.46</text:p>
          </table:table-cell>
          <table:table-cell table:formula="of:=0.03*([.B25]/[.C25])" office:value-type="float" office:value="66.7826086956522" calcext:value-type="float">
            <text:p>66.7826086957</text:p>
          </table:table-cell>
          <table:table-cell office:value-type="float" office:value="1024" calcext:value-type="float">
            <text:p>1024</text:p>
          </table:table-cell>
          <table:table-cell office:value-type="float" office:value="0.531" calcext:value-type="float">
            <text:p>0.531</text:p>
          </table:table-cell>
          <table:table-cell table:formula="of:=0.03*([.E25]/[.F25])" office:value-type="float" office:value="57.8531073446328" calcext:value-type="float">
            <text:p>57.8531073446</text:p>
          </table:table-cell>
          <table:table-cell office:value-type="float" office:value="1024" calcext:value-type="float">
            <text:p>1024</text:p>
          </table:table-cell>
          <table:table-cell office:value-type="float" office:value="0.638" calcext:value-type="float">
            <text:p>0.638</text:p>
          </table:table-cell>
          <table:table-cell table:formula="of:=0.03*([.H25]/[.I25])" office:value-type="float" office:value="48.1504702194357" calcext:value-type="float">
            <text:p>48.1504702194</text:p>
          </table:table-cell>
          <table:table-cell office:value-type="float" office:value="1024" calcext:value-type="float">
            <text:p>1024</text:p>
          </table:table-cell>
          <table:table-cell office:value-type="float" office:value="0.778" calcext:value-type="float">
            <text:p>0.778</text:p>
          </table:table-cell>
          <table:table-cell table:formula="of:=0.03*([.K25]/[.L25])" office:value-type="float" office:value="39.4858611825193" calcext:value-type="float">
            <text:p>39.4858611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1" calcext:value-type="float">
            <text:p>961</text:p>
          </table:table-cell>
          <table:table-cell office:value-type="float" office:value="0.45" calcext:value-type="float">
            <text:p>0.45</text:p>
          </table:table-cell>
          <table:table-cell table:formula="of:=0.03*([.B26]/[.C26])" office:value-type="float" office:value="64.0666666666667" calcext:value-type="float">
            <text:p>64.0666666667</text:p>
          </table:table-cell>
          <table:table-cell office:value-type="float" office:value="961" calcext:value-type="float">
            <text:p>961</text:p>
          </table:table-cell>
          <table:table-cell office:value-type="float" office:value="0.512" calcext:value-type="float">
            <text:p>0.512</text:p>
          </table:table-cell>
          <table:table-cell table:formula="of:=0.03*([.E26]/[.F26])" office:value-type="float" office:value="56.30859375" calcext:value-type="float">
            <text:p>56.30859375</text:p>
          </table:table-cell>
          <table:table-cell office:value-type="float" office:value="961" calcext:value-type="float">
            <text:p>961</text:p>
          </table:table-cell>
          <table:table-cell office:value-type="float" office:value="0.62" calcext:value-type="float">
            <text:p>0.62</text:p>
          </table:table-cell>
          <table:table-cell table:formula="of:=0.03*([.H26]/[.I26])" office:value-type="float" office:value="46.5" calcext:value-type="float">
            <text:p>46.5</text:p>
          </table:table-cell>
          <table:table-cell office:value-type="float" office:value="900" calcext:value-type="float">
            <text:p>900</text:p>
          </table:table-cell>
          <table:table-cell office:value-type="float" office:value="0.512" calcext:value-type="float">
            <text:p>0.512</text:p>
          </table:table-cell>
          <table:table-cell table:formula="of:=0.03*([.K26]/[.L26])" office:value-type="float" office:value="52.734375" calcext:value-type="float">
            <text:p>52.734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1" calcext:value-type="float">
            <text:p>841</text:p>
          </table:table-cell>
          <table:table-cell office:value-type="float" office:value="0.437" calcext:value-type="float">
            <text:p>0.437</text:p>
          </table:table-cell>
          <table:table-cell table:formula="of:=0.03*([.B27]/[.C27])" office:value-type="float" office:value="57.7345537757437" calcext:value-type="float">
            <text:p>57.7345537757</text:p>
          </table:table-cell>
          <table:table-cell office:value-type="float" office:value="841" calcext:value-type="float">
            <text:p>841</text:p>
          </table:table-cell>
          <table:table-cell office:value-type="float" office:value="0.587" calcext:value-type="float">
            <text:p>0.587</text:p>
          </table:table-cell>
          <table:table-cell table:formula="of:=0.03*([.E27]/[.F27])" office:value-type="float" office:value="42.9812606473595" calcext:value-type="float">
            <text:p>42.9812606474</text:p>
          </table:table-cell>
          <table:table-cell office:value-type="float" office:value="841" calcext:value-type="float">
            <text:p>841</text:p>
          </table:table-cell>
          <table:table-cell office:value-type="float" office:value="0.449" calcext:value-type="float">
            <text:p>0.449</text:p>
          </table:table-cell>
          <table:table-cell table:formula="of:=0.03*([.H27]/[.I27])" office:value-type="float" office:value="56.1915367483296" calcext:value-type="float">
            <text:p>56.1915367483</text:p>
          </table:table-cell>
          <table:table-cell office:value-type="float" office:value="841" calcext:value-type="float">
            <text:p>841</text:p>
          </table:table-cell>
          <table:table-cell office:value-type="float" office:value="0.396" calcext:value-type="float">
            <text:p>0.396</text:p>
          </table:table-cell>
          <table:table-cell table:formula="of:=0.03*([.K27]/[.L27])" office:value-type="float" office:value="63.7121212121212" calcext:value-type="float">
            <text:p>63.71212121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4" calcext:value-type="float">
            <text:p>784</text:p>
          </table:table-cell>
          <table:table-cell office:value-type="float" office:value="0.434" calcext:value-type="float">
            <text:p>0.434</text:p>
          </table:table-cell>
          <table:table-cell table:formula="of:=0.03*([.B28]/[.C28])" office:value-type="float" office:value="54.1935483870968" calcext:value-type="float">
            <text:p>54.1935483871</text:p>
          </table:table-cell>
          <table:table-cell office:value-type="float" office:value="784" calcext:value-type="float">
            <text:p>784</text:p>
          </table:table-cell>
          <table:table-cell office:value-type="float" office:value="0.412" calcext:value-type="float">
            <text:p>0.412</text:p>
          </table:table-cell>
          <table:table-cell table:formula="of:=0.03*([.E28]/[.F28])" office:value-type="float" office:value="57.0873786407767" calcext:value-type="float">
            <text:p>57.0873786408</text:p>
          </table:table-cell>
          <table:table-cell office:value-type="float" office:value="784" calcext:value-type="float">
            <text:p>784</text:p>
          </table:table-cell>
          <table:table-cell office:value-type="float" office:value="0.368" calcext:value-type="float">
            <text:p>0.368</text:p>
          </table:table-cell>
          <table:table-cell table:formula="of:=0.03*([.H28]/[.I28])" office:value-type="float" office:value="63.9130434782609" calcext:value-type="float">
            <text:p>63.9130434783</text:p>
          </table:table-cell>
          <table:table-cell office:value-type="float" office:value="784" calcext:value-type="float">
            <text:p>784</text:p>
          </table:table-cell>
          <table:table-cell office:value-type="float" office:value="0.394" calcext:value-type="float">
            <text:p>0.394</text:p>
          </table:table-cell>
          <table:table-cell table:formula="of:=0.03*([.K28]/[.L28])" office:value-type="float" office:value="59.6954314720812" calcext:value-type="float">
            <text:p>59.69543147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9" calcext:value-type="float">
            <text:p>729</text:p>
          </table:table-cell>
          <table:table-cell office:value-type="float" office:value="0.388" calcext:value-type="float">
            <text:p>0.388</text:p>
          </table:table-cell>
          <table:table-cell table:formula="of:=0.03*([.B29]/[.C29])" office:value-type="float" office:value="56.3659793814433" calcext:value-type="float">
            <text:p>56.3659793814</text:p>
          </table:table-cell>
          <table:table-cell office:value-type="float" office:value="729" calcext:value-type="float">
            <text:p>729</text:p>
          </table:table-cell>
          <table:table-cell office:value-type="float" office:value="0.362" calcext:value-type="float">
            <text:p>0.362</text:p>
          </table:table-cell>
          <table:table-cell table:formula="of:=0.03*([.E29]/[.F29])" office:value-type="float" office:value="60.414364640884" calcext:value-type="float">
            <text:p>60.4143646409</text:p>
          </table:table-cell>
          <table:table-cell office:value-type="float" office:value="729" calcext:value-type="float">
            <text:p>729</text:p>
          </table:table-cell>
          <table:table-cell office:value-type="float" office:value="0.365" calcext:value-type="float">
            <text:p>0.365</text:p>
          </table:table-cell>
          <table:table-cell table:formula="of:=0.03*([.H29]/[.I29])" office:value-type="float" office:value="59.9178082191781" calcext:value-type="float">
            <text:p>59.9178082192</text:p>
          </table:table-cell>
          <table:table-cell office:value-type="float" office:value="729" calcext:value-type="float">
            <text:p>729</text:p>
          </table:table-cell>
          <table:table-cell office:value-type="float" office:value="0.384" calcext:value-type="float">
            <text:p>0.384</text:p>
          </table:table-cell>
          <table:table-cell table:formula="of:=0.03*([.K29]/[.L29])" office:value-type="float" office:value="56.953125" calcext:value-type="float">
            <text:p>56.953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6" calcext:value-type="float">
            <text:p>676</text:p>
          </table:table-cell>
          <table:table-cell office:value-type="float" office:value="0.36" calcext:value-type="float">
            <text:p>0.36</text:p>
          </table:table-cell>
          <table:table-cell table:formula="of:=0.03*([.B30]/[.C30])" office:value-type="float" office:value="56.3333333333333" calcext:value-type="float">
            <text:p>56.3333333333</text:p>
          </table:table-cell>
          <table:table-cell office:value-type="float" office:value="676" calcext:value-type="float">
            <text:p>676</text:p>
          </table:table-cell>
          <table:table-cell office:value-type="float" office:value="0.358" calcext:value-type="float">
            <text:p>0.358</text:p>
          </table:table-cell>
          <table:table-cell table:formula="of:=0.03*([.E30]/[.F30])" office:value-type="float" office:value="56.6480446927374" calcext:value-type="float">
            <text:p>56.6480446927</text:p>
          </table:table-cell>
          <table:table-cell office:value-type="float" office:value="676" calcext:value-type="float">
            <text:p>676</text:p>
          </table:table-cell>
          <table:table-cell office:value-type="float" office:value="0.367" calcext:value-type="float">
            <text:p>0.367</text:p>
          </table:table-cell>
          <table:table-cell table:formula="of:=0.03*([.H30]/[.I30])" office:value-type="float" office:value="55.2588555858311" calcext:value-type="float">
            <text:p>55.2588555858</text:p>
          </table:table-cell>
          <table:table-cell office:value-type="float" office:value="676" calcext:value-type="float">
            <text:p>676</text:p>
          </table:table-cell>
          <table:table-cell office:value-type="float" office:value="0.369" calcext:value-type="float">
            <text:p>0.369</text:p>
          </table:table-cell>
          <table:table-cell table:formula="of:=0.03*([.K30]/[.L30])" office:value-type="float" office:value="54.9593495934959" calcext:value-type="float">
            <text:p>54.95934959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5" calcext:value-type="float">
            <text:p>625</text:p>
          </table:table-cell>
          <table:table-cell office:value-type="float" office:value="0.358" calcext:value-type="float">
            <text:p>0.358</text:p>
          </table:table-cell>
          <table:table-cell table:formula="of:=0.03*([.B31]/[.C31])" office:value-type="float" office:value="52.3743016759777" calcext:value-type="float">
            <text:p>52.374301676</text:p>
          </table:table-cell>
          <table:table-cell office:value-type="float" office:value="625" calcext:value-type="float">
            <text:p>625</text:p>
          </table:table-cell>
          <table:table-cell office:value-type="float" office:value="0.356" calcext:value-type="float">
            <text:p>0.356</text:p>
          </table:table-cell>
          <table:table-cell table:formula="of:=0.03*([.E31]/[.F31])" office:value-type="float" office:value="52.6685393258427" calcext:value-type="float">
            <text:p>52.6685393258</text:p>
          </table:table-cell>
          <table:table-cell office:value-type="float" office:value="625" calcext:value-type="float">
            <text:p>625</text:p>
          </table:table-cell>
          <table:table-cell office:value-type="float" office:value="0.359" calcext:value-type="float">
            <text:p>0.359</text:p>
          </table:table-cell>
          <table:table-cell table:formula="of:=0.03*([.H31]/[.I31])" office:value-type="float" office:value="52.2284122562674" calcext:value-type="float">
            <text:p>52.2284122563</text:p>
          </table:table-cell>
          <table:table-cell office:value-type="float" office:value="625" calcext:value-type="float">
            <text:p>625</text:p>
          </table:table-cell>
          <table:table-cell office:value-type="float" office:value="0.381" calcext:value-type="float">
            <text:p>0.381</text:p>
          </table:table-cell>
          <table:table-cell table:formula="of:=0.03*([.K31]/[.L31])" office:value-type="float" office:value="49.2125984251968" calcext:value-type="float">
            <text:p>49.21259842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0.356" calcext:value-type="float">
            <text:p>0.356</text:p>
          </table:table-cell>
          <table:table-cell table:style-name="ce7" table:formula="of:=0.03*([.B32]/[.C32])" office:value-type="float" office:value="48.5393258426966" calcext:value-type="float">
            <text:p>48.5393258427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0.353" calcext:value-type="float">
            <text:p>0.353</text:p>
          </table:table-cell>
          <table:table-cell table:style-name="ce7" table:formula="of:=0.03*([.E32]/[.F32])" office:value-type="float" office:value="48.9518413597734" calcext:value-type="float">
            <text:p>48.9518413598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0.366" calcext:value-type="float">
            <text:p>0.366</text:p>
          </table:table-cell>
          <table:table-cell table:style-name="ce7" table:formula="of:=0.03*([.H32]/[.I32])" office:value-type="float" office:value="47.2131147540984" calcext:value-type="float">
            <text:p>47.2131147541</text:p>
          </table:table-cell>
          <table:table-cell table:style-name="ce7" office:value-type="float" office:value="576" calcext:value-type="float">
            <text:p>576</text:p>
          </table:table-cell>
          <table:table-cell table:style-name="ce7" office:value-type="float" office:value="0.357" calcext:value-type="float">
            <text:p>0.357</text:p>
          </table:table-cell>
          <table:table-cell table:style-name="ce7" table:formula="of:=0.03*([.K32]/[.L32])" office:value-type="float" office:value="48.4033613445378" calcext:value-type="float">
            <text:p>48.4033613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09:38:33.968649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6:07:20.554153560</meta:creation-date>
    <dc:date>2015-03-24T09:45:20.763419090</dc:date>
    <meta:editing-duration>PT22H43M58S</meta:editing-duration>
    <meta:editing-cycles>39</meta:editing-cycles>
    <meta:generator>LibreOffice/4.2.7.2$Linux_X86_64 LibreOffice_project/420m0$Build-2</meta:generator>
    <meta:document-statistic meta:table-count="1" meta:cell-count="3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3.635cm" svg:y="0.44cm" chart:style-name="ch2">
          <text:p>Block Matching</text:p>
        </chart:title>
        <chart:legend chart:legend-position="end" svg:x="28.985cm" svg:y="6.574cm" style:legend-expansion="high" chart:style-name="ch3"/>
        <chart:plot-area chart:style-name="ch4" table:cell-range-address="Sheet1.A6:Sheet1.B32 Sheet1.B1:Sheet1.B1 Sheet1.E1:Sheet1.E1 Sheet1.E6:Sheet1.E32 Sheet1.H1:Sheet1.H1 Sheet1.H6:Sheet1.H32 Sheet1.K1:Sheet1.K1 Sheet1.K6:Sheet1.K32" chart:data-source-has-labels="both" svg:x="1.62cm" svg:y="1.549cm" svg:width="26.756cm" svg:height="12.407cm">
          <chartooo:coordinate-region svg:x="2.797cm" svg:y="1.748cm" svg:width="25.579cm" svg:height="11.561cm"/>
          <chart:axis chart:dimension="x" chart:name="primary-x" chart:style-name="ch5" chartooo:axis-type="auto">
            <chartooo:date-scale/>
            <chart:title svg:x="14.213cm" svg:y="14.26cm" chart:style-name="ch6">
              <text:p>block step</text:p>
            </chart:title>
            <chart:categories table:cell-range-address="Sheet1.A6:Sheet1.A32"/>
          </chart:axis>
          <chart:axis chart:dimension="y" chart:name="primary-y" chart:style-name="ch7">
            <chart:title svg:x="0.451cm" svg:y="9.132cm" chart:style-name="ch8">
              <text:p>Number of Group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6:Sheet1.B32" chart:label-cell-address="Sheet1.B1:Sheet1.B1" chart:class="chart:bar">
            <chart:data-point chart:repeated="27"/>
          </chart:series>
          <chart:series chart:attached-axis="primary-y" chart:style-name="ch12" chart:values-cell-range-address="Sheet1.E6:Sheet1.E32" chart:label-cell-address="Sheet1.E1:Sheet1.E1" chart:class="chart:bar">
            <chart:data-point chart:repeated="27"/>
          </chart:series>
          <chart:series chart:attached-axis="primary-y" chart:style-name="ch13" chart:values-cell-range-address="Sheet1.H6:Sheet1.H32" chart:label-cell-address="Sheet1.H1:Sheet1.H1" chart:class="chart:bar">
            <chart:data-point chart:repeated="27"/>
          </chart:series>
          <chart:series chart:attached-axis="primary-y" chart:style-name="ch14" chart:values-cell-range-address="Sheet1.K6:Sheet1.K32" chart:label-cell-address="Sheet1.K1:Sheet1.K1" chart:class="chart:bar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7</text:p>
                <draw:g>
                  <svg:desc>Sheet1.B1:Sheet1.B1</svg:desc>
                </draw:g>
              </table:table-cell>
              <table:table-cell office:value-type="string">
                <text:p>bs9</text:p>
                <draw:g>
                  <svg:desc>Sheet1.E1:Sheet1.E1</svg:desc>
                </draw:g>
              </table:table-cell>
              <table:table-cell office:value-type="string">
                <text:p>bs11</text:p>
                <draw:g>
                  <svg:desc>Sheet1.H1:Sheet1.H1</svg:desc>
                </draw:g>
              </table:table-cell>
              <table:table-cell office:value-type="string">
                <text:p>bs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32</svg:desc>
                </draw:g>
              </table:table-cell>
              <table:table-cell office:value-type="float" office:value="34596">
                <text:p>34596</text:p>
                <draw:g>
                  <svg:desc>Sheet1.B6:Sheet1.B32</svg:desc>
                </draw:g>
              </table:table-cell>
              <table:table-cell office:value-type="float" office:value="34596">
                <text:p>34596</text:p>
                <draw:g>
                  <svg:desc>Sheet1.E6:Sheet1.E32</svg:desc>
                </draw:g>
              </table:table-cell>
              <table:table-cell office:value-type="float" office:value="34225">
                <text:p>34225</text:p>
                <draw:g>
                  <svg:desc>Sheet1.H6:Sheet1.H32</svg:desc>
                </draw:g>
              </table:table-cell>
              <table:table-cell office:value-type="float" office:value="33856">
                <text:p>33856</text:p>
                <draw:g>
                  <svg:desc>Sheet1.K6:Sheet1.K3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201">
                <text:p>22201</text:p>
              </table:table-cell>
              <table:table-cell office:value-type="float" office:value="22201">
                <text:p>22201</text:p>
              </table:table-cell>
              <table:table-cell office:value-type="float" office:value="21904">
                <text:p>21904</text:p>
              </table:table-cell>
              <table:table-cell office:value-type="float" office:value="21609">
                <text:p>216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376">
                <text:p>15376</text:p>
              </table:table-cell>
              <table:table-cell office:value-type="float" office:value="15376">
                <text:p>15376</text:p>
              </table:table-cell>
              <table:table-cell office:value-type="float" office:value="15376">
                <text:p>15376</text:p>
              </table:table-cell>
              <table:table-cell office:value-type="float" office:value="15129">
                <text:p>151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236">
                <text:p>11236</text:p>
              </table:table-cell>
              <table:table-cell office:value-type="float" office:value="11236">
                <text:p>11236</text:p>
              </table:table-cell>
              <table:table-cell office:value-type="float" office:value="11236">
                <text:p>11236</text:p>
              </table:table-cell>
              <table:table-cell office:value-type="float" office:value="11236">
                <text:p>112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49">
                <text:p>8649</text:p>
              </table:table-cell>
              <table:table-cell office:value-type="float" office:value="8649">
                <text:p>8649</text:p>
              </table:table-cell>
              <table:table-cell office:value-type="float" office:value="8649">
                <text:p>8649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724">
                <text:p>6724</text:p>
              </table:table-cell>
              <table:table-cell office:value-type="float" office:value="6724">
                <text:p>6724</text:p>
              </table:table-cell>
              <table:table-cell office:value-type="float" office:value="6724">
                <text:p>672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76">
                <text:p>5476</text:p>
              </table:table-cell>
              <table:table-cell office:value-type="float" office:value="5476">
                <text:p>5476</text:p>
              </table:table-cell>
              <table:table-cell office:value-type="float" office:value="5476">
                <text:p>54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89">
                <text:p>4489</text:p>
              </table:table-cell>
              <table:table-cell office:value-type="float" office:value="4489">
                <text:p>4489</text:p>
              </table:table-cell>
              <table:table-cell office:value-type="float" office:value="4489">
                <text:p>448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44">
                <text:p>3844</text:p>
              </table:table-cell>
              <table:table-cell office:value-type="float" office:value="3844">
                <text:p>3844</text:p>
              </table:table-cell>
              <table:table-cell office:value-type="float" office:value="3844">
                <text:p>3844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49">
                <text:p>3249</text:p>
              </table:table-cell>
              <table:table-cell office:value-type="float" office:value="3249">
                <text:p>3249</text:p>
              </table:table-cell>
              <table:table-cell office:value-type="float" office:value="3249">
                <text:p>324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1">
                <text:p>2401</text:p>
              </table:table-cell>
              <table:table-cell office:value-type="float" office:value="2401">
                <text:p>2401</text:p>
              </table:table-cell>
              <table:table-cell office:value-type="float" office:value="2401">
                <text:p>240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16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49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21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9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89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41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84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76">
                <text:p>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4.68cm" svg:y="0.44cm" chart:style-name="ch2">
          <text:p>Time</text:p>
        </chart:title>
        <chart:legend chart:legend-position="end" svg:x="28.985cm" svg:y="6.574cm" style:legend-expansion="high" chart:style-name="ch3"/>
        <chart:plot-area chart:style-name="ch4" table:cell-range-address="Sheet1.A6:Sheet1.A32 Sheet1.B1:Sheet1.B1 Sheet1.C6:Sheet1.C32 Sheet1.E1:Sheet1.E1 Sheet1.F6:Sheet1.F32 Sheet1.H1:Sheet1.H1 Sheet1.I6:Sheet1.I32 Sheet1.K1:Sheet1.K1 Sheet1.L6:Sheet1.L32" chart:data-source-has-labels="both" svg:x="1.62cm" svg:y="1.549cm" svg:width="26.756cm" svg:height="12.407cm">
          <chartooo:coordinate-region svg:x="2.427cm" svg:y="1.749cm" svg:width="25.949cm" svg:height="11.56cm"/>
          <chart:axis chart:dimension="x" chart:name="primary-x" chart:style-name="ch5" chartooo:axis-type="auto">
            <chartooo:date-scale/>
            <chart:title svg:x="14.213cm" svg:y="14.26cm" chart:style-name="ch6">
              <text:p>block step</text:p>
            </chart:title>
            <chart:categories table:cell-range-address="Sheet1.A6:Sheet1.A32"/>
          </chart:axis>
          <chart:axis chart:dimension="y" chart:name="primary-y" chart:style-name="ch7">
            <chart:title svg:x="0.451cm" svg:y="7.968cm" chart:style-name="ch8">
              <text:p>[s]</text:p>
            </chart:title>
            <chart:grid chart:style-name="ch9" chart:class="major"/>
          </chart:axis>
          <chart:series chart:style-name="ch10" chart:values-cell-range-address="Sheet1.C6:Sheet1.C32" chart:label-cell-address="Sheet1.B1:Sheet1.B1" chart:class="chart:bar">
            <chart:data-point chart:repeated="27"/>
          </chart:series>
          <chart:series chart:style-name="ch11" chart:values-cell-range-address="Sheet1.F6:Sheet1.F32" chart:label-cell-address="Sheet1.E1:Sheet1.E1" chart:class="chart:bar">
            <chart:data-point chart:repeated="27"/>
          </chart:series>
          <chart:series chart:style-name="ch12" chart:values-cell-range-address="Sheet1.I6:Sheet1.I32" chart:label-cell-address="Sheet1.H1:Sheet1.H1" chart:class="chart:bar">
            <chart:data-point chart:repeated="27"/>
          </chart:series>
          <chart:series chart:style-name="ch13" chart:values-cell-range-address="Sheet1.L6:Sheet1.L32" chart:label-cell-address="Sheet1.K1:Sheet1.K1" chart:class="chart:ba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7</text:p>
                <draw:g>
                  <svg:desc>Sheet1.B1:Sheet1.B1</svg:desc>
                </draw:g>
              </table:table-cell>
              <table:table-cell office:value-type="string">
                <text:p>bs9</text:p>
                <draw:g>
                  <svg:desc>Sheet1.E1:Sheet1.E1</svg:desc>
                </draw:g>
              </table:table-cell>
              <table:table-cell office:value-type="string">
                <text:p>bs11</text:p>
                <draw:g>
                  <svg:desc>Sheet1.H1:Sheet1.H1</svg:desc>
                </draw:g>
              </table:table-cell>
              <table:table-cell office:value-type="string">
                <text:p>bs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32</svg:desc>
                </draw:g>
              </table:table-cell>
              <table:table-cell office:value-type="float" office:value="151.053">
                <text:p>151.053</text:p>
                <draw:g>
                  <svg:desc>Sheet1.C6:Sheet1.C32</svg:desc>
                </draw:g>
              </table:table-cell>
              <table:table-cell office:value-type="float" office:value="199.923">
                <text:p>199.923</text:p>
                <draw:g>
                  <svg:desc>Sheet1.F6:Sheet1.F32</svg:desc>
                </draw:g>
              </table:table-cell>
              <table:table-cell office:value-type="float" office:value="273.124">
                <text:p>273.124</text:p>
                <draw:g>
                  <svg:desc>Sheet1.I6:Sheet1.I32</svg:desc>
                </draw:g>
              </table:table-cell>
              <table:table-cell office:value-type="float" office:value="316.262">
                <text:p>316.262</text:p>
                <draw:g>
                  <svg:desc>Sheet1.L6:Sheet1.L3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1.852">
                <text:p>51.852</text:p>
              </table:table-cell>
              <table:table-cell office:value-type="float" office:value="76.512">
                <text:p>76.512</text:p>
              </table:table-cell>
              <table:table-cell office:value-type="float" office:value="96.123">
                <text:p>96.123</text:p>
              </table:table-cell>
              <table:table-cell office:value-type="float" office:value="108.948">
                <text:p>108.94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.982">
                <text:p>22.982</text:p>
              </table:table-cell>
              <table:table-cell office:value-type="float" office:value="32.75">
                <text:p>32.75</text:p>
              </table:table-cell>
              <table:table-cell office:value-type="float" office:value="51.295">
                <text:p>51.295</text:p>
              </table:table-cell>
              <table:table-cell office:value-type="float" office:value="55.921">
                <text:p>55.9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.657">
                <text:p>11.657</text:p>
              </table:table-cell>
              <table:table-cell office:value-type="float" office:value="15.409">
                <text:p>15.409</text:p>
              </table:table-cell>
              <table:table-cell office:value-type="float" office:value="22.741">
                <text:p>22.741</text:p>
              </table:table-cell>
              <table:table-cell office:value-type="float" office:value="31.394">
                <text:p>31.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482">
                <text:p>7.482</text:p>
              </table:table-cell>
              <table:table-cell office:value-type="float" office:value="10.945">
                <text:p>10.945</text:p>
              </table:table-cell>
              <table:table-cell office:value-type="float" office:value="16.727">
                <text:p>16.727</text:p>
              </table:table-cell>
              <table:table-cell office:value-type="float" office:value="17.241">
                <text:p>17.24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504">
                <text:p>4.504</text:p>
              </table:table-cell>
              <table:table-cell office:value-type="float" office:value="5.117">
                <text:p>5.117</text:p>
              </table:table-cell>
              <table:table-cell office:value-type="float" office:value="7.459">
                <text:p>7.459</text:p>
              </table:table-cell>
              <table:table-cell office:value-type="float" office:value="9.798">
                <text:p>9.7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38">
                <text:p>2.838</text:p>
              </table:table-cell>
              <table:table-cell office:value-type="float" office:value="3.939">
                <text:p>3.939</text:p>
              </table:table-cell>
              <table:table-cell office:value-type="float" office:value="5.666">
                <text:p>5.666</text:p>
              </table:table-cell>
              <table:table-cell office:value-type="float" office:value="7.786">
                <text:p>7.7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185">
                <text:p>2.185</text:p>
              </table:table-cell>
              <table:table-cell office:value-type="float" office:value="3.083">
                <text:p>3.083</text:p>
              </table:table-cell>
              <table:table-cell office:value-type="float" office:value="4.459">
                <text:p>4.459</text:p>
              </table:table-cell>
              <table:table-cell office:value-type="float" office:value="6.245">
                <text:p>6.2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823">
                <text:p>1.823</text:p>
              </table:table-cell>
              <table:table-cell office:value-type="float" office:value="2.572">
                <text:p>2.572</text:p>
              </table:table-cell>
              <table:table-cell office:value-type="float" office:value="3.732">
                <text:p>3.732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489">
                <text:p>1.489</text:p>
              </table:table-cell>
              <table:table-cell office:value-type="float" office:value="1.623">
                <text:p>1.623</text:p>
              </table:table-cell>
              <table:table-cell office:value-type="float" office:value="1.563">
                <text:p>1.563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6">
                <text:p>0.86</text:p>
              </table:table-cell>
              <table:table-cell office:value-type="float" office:value="1.05">
                <text:p>1.05</text:p>
              </table:table-cell>
              <table:table-cell office:value-type="float" office:value="1.34">
                <text:p>1.34</text:p>
              </table:table-cell>
              <table:table-cell office:value-type="float" office:value="1.749">
                <text:p>1.74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38">
                <text:p>0.738</text:p>
              </table:table-cell>
              <table:table-cell office:value-type="float" office:value="0.901">
                <text:p>0.901</text:p>
              </table:table-cell>
              <table:table-cell office:value-type="float" office:value="1.158">
                <text:p>1.158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2">
                <text:p>0.672</text:p>
              </table:table-cell>
              <table:table-cell office:value-type="float" office:value="0.812">
                <text:p>0.812</text:p>
              </table:table-cell>
              <table:table-cell office:value-type="float" office:value="1.039">
                <text:p>1.039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18">
                <text:p>0.618</text:p>
              </table:table-cell>
              <table:table-cell office:value-type="float" office:value="0.735">
                <text:p>0.735</text:p>
              </table:table-cell>
              <table:table-cell office:value-type="float" office:value="0.922">
                <text:p>0.922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76">
                <text:p>0.576</text:p>
              </table:table-cell>
              <table:table-cell office:value-type="float" office:value="0.693">
                <text:p>0.693</text:p>
              </table:table-cell>
              <table:table-cell office:value-type="float" office:value="0.861">
                <text:p>0.861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45">
                <text:p>0.545</text:p>
              </table:table-cell>
              <table:table-cell office:value-type="float" office:value="0.653">
                <text:p>0.653</text:p>
              </table:table-cell>
              <table:table-cell office:value-type="float" office:value="0.817">
                <text:p>0.817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8">
                <text:p>0.518</text:p>
              </table:table-cell>
              <table:table-cell office:value-type="float" office:value="0.625">
                <text:p>0.625</text:p>
              </table:table-cell>
              <table:table-cell office:value-type="float" office:value="0.755">
                <text:p>0.75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9">
                <text:p>0.49</text:p>
              </table:table-cell>
              <table:table-cell office:value-type="float" office:value="0.575">
                <text:p>0.575</text:p>
              </table:table-cell>
              <table:table-cell office:value-type="float" office:value="0.706">
                <text:p>0.70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477">
                <text:p>0.477</text:p>
              </table:table-cell>
              <table:table-cell office:value-type="float" office:value="0.543">
                <text:p>0.543</text:p>
              </table:table-cell>
              <table:table-cell office:value-type="float" office:value="0.668">
                <text:p>0.668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0.531">
                <text:p>0.531</text:p>
              </table:table-cell>
              <table:table-cell office:value-type="float" office:value="0.638">
                <text:p>0.638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5">
                <text:p>0.45</text:p>
              </table:table-cell>
              <table:table-cell office:value-type="float" office:value="0.512">
                <text:p>0.512</text:p>
              </table:table-cell>
              <table:table-cell office:value-type="float" office:value="0.62">
                <text:p>0.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37">
                <text:p>0.437</text:p>
              </table:table-cell>
              <table:table-cell office:value-type="float" office:value="0.587">
                <text:p>0.587</text:p>
              </table:table-cell>
              <table:table-cell office:value-type="float" office:value="0.449">
                <text:p>0.449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34">
                <text:p>0.434</text:p>
              </table:table-cell>
              <table:table-cell office:value-type="float" office:value="0.412">
                <text:p>0.412</text:p>
              </table:table-cell>
              <table:table-cell office:value-type="float" office:value="0.368">
                <text:p>0.368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88">
                <text:p>0.388</text:p>
              </table:table-cell>
              <table:table-cell office:value-type="float" office:value="0.362">
                <text:p>0.362</text:p>
              </table:table-cell>
              <table:table-cell office:value-type="float" office:value="0.365">
                <text:p>0.36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0.358">
                <text:p>0.358</text:p>
              </table:table-cell>
              <table:table-cell office:value-type="float" office:value="0.367">
                <text:p>0.367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58">
                <text:p>0.358</text:p>
              </table:table-cell>
              <table:table-cell office:value-type="float" office:value="0.356">
                <text:p>0.356</text:p>
              </table:table-cell>
              <table:table-cell office:value-type="float" office:value="0.359">
                <text:p>0.359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56">
                <text:p>0.356</text:p>
              </table:table-cell>
              <table:table-cell office:value-type="float" office:value="0.353">
                <text:p>0.353</text:p>
              </table:table-cell>
              <table:table-cell office:value-type="float" office:value="0.366">
                <text:p>0.366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bar" chart:style-name="ch1">
        <chart:title svg:x="14.35cm" svg:y="0.44cm" chart:style-name="ch2">
          <text:p>Relation</text:p>
        </chart:title>
        <chart:legend chart:legend-position="end" svg:x="28.985cm" svg:y="6.574cm" style:legend-expansion="high" chart:style-name="ch3"/>
        <chart:plot-area chart:style-name="ch4" table:cell-range-address="Sheet1.A6:Sheet1.A32 Sheet1.B1:Sheet1.B1 Sheet1.D6:Sheet1.D32 Sheet1.E1:Sheet1.E1 Sheet1.G6:Sheet1.G32 Sheet1.H1:Sheet1.H1 Sheet1.J6:Sheet1.J32 Sheet1.K1:Sheet1.K1 Sheet1.M6:Sheet1.M32" chart:data-source-has-labels="both" svg:x="1.62cm" svg:y="1.549cm" svg:width="26.756cm" svg:height="12.407cm">
          <chartooo:coordinate-region svg:x="2.427cm" svg:y="1.748cm" svg:width="25.949cm" svg:height="11.561cm"/>
          <chart:axis chart:dimension="x" chart:name="primary-x" chart:style-name="ch5" chartooo:axis-type="auto">
            <chartooo:date-scale/>
            <chart:title svg:x="14.213cm" svg:y="14.26cm" chart:style-name="ch6">
              <text:p>block step</text:p>
            </chart:title>
            <chart:categories table:cell-range-address="Sheet1.A6:Sheet1.A32"/>
          </chart:axis>
          <chart:axis chart:dimension="y" chart:name="primary-y" chart:style-name="ch7">
            <chart:title svg:x="0.451cm" svg:y="7.955cm" chart:style-name="ch8">
              <text:p>%</text:p>
            </chart:title>
            <chart:grid chart:style-name="ch9" chart:class="major"/>
          </chart:axis>
          <chart:series chart:style-name="ch10" chart:values-cell-range-address="Sheet1.D6:Sheet1.D32" chart:label-cell-address="Sheet1.B1:Sheet1.B1" chart:class="chart:bar">
            <chart:data-point chart:repeated="27"/>
          </chart:series>
          <chart:series chart:style-name="ch11" chart:values-cell-range-address="Sheet1.G6:Sheet1.G32" chart:label-cell-address="Sheet1.E1:Sheet1.E1" chart:class="chart:bar">
            <chart:data-point chart:repeated="27"/>
          </chart:series>
          <chart:series chart:style-name="ch12" chart:values-cell-range-address="Sheet1.J6:Sheet1.J32" chart:label-cell-address="Sheet1.H1:Sheet1.H1" chart:class="chart:bar">
            <chart:data-point chart:repeated="27"/>
          </chart:series>
          <chart:series chart:style-name="ch13" chart:values-cell-range-address="Sheet1.M6:Sheet1.M32" chart:label-cell-address="Sheet1.K1:Sheet1.K1" chart:class="chart:ba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7</text:p>
                <draw:g>
                  <svg:desc>Sheet1.B1:Sheet1.B1</svg:desc>
                </draw:g>
              </table:table-cell>
              <table:table-cell office:value-type="string">
                <text:p>bs9</text:p>
                <draw:g>
                  <svg:desc>Sheet1.E1:Sheet1.E1</svg:desc>
                </draw:g>
              </table:table-cell>
              <table:table-cell office:value-type="string">
                <text:p>bs11</text:p>
                <draw:g>
                  <svg:desc>Sheet1.H1:Sheet1.H1</svg:desc>
                </draw:g>
              </table:table-cell>
              <table:table-cell office:value-type="string">
                <text:p>bs1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6:Sheet1.A32</svg:desc>
                </draw:g>
              </table:table-cell>
              <table:table-cell office:value-type="float" office:value="6.87096581994399">
                <text:p>6.87096581994399</text:p>
                <draw:g>
                  <svg:desc>Sheet1.D6:Sheet1.D32</svg:desc>
                </draw:g>
              </table:table-cell>
              <table:table-cell office:value-type="float" office:value="5.19139868849507">
                <text:p>5.19139868849507</text:p>
                <draw:g>
                  <svg:desc>Sheet1.G6:Sheet1.G32</svg:desc>
                </draw:g>
              </table:table-cell>
              <table:table-cell office:value-type="float" office:value="3.75928149851349">
                <text:p>3.75928149851349</text:p>
                <draw:g>
                  <svg:desc>Sheet1.J6:Sheet1.J32</svg:desc>
                </draw:g>
              </table:table-cell>
              <table:table-cell office:value-type="float" office:value="3.21151450379748">
                <text:p>3.21151450379748</text:p>
                <draw:g>
                  <svg:desc>Sheet1.M6:Sheet1.M3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.8448275862069">
                <text:p>12.8448275862069</text:p>
              </table:table-cell>
              <table:table-cell office:value-type="float" office:value="8.70490903387704">
                <text:p>8.70490903387704</text:p>
              </table:table-cell>
              <table:table-cell office:value-type="float" office:value="6.83624106613402">
                <text:p>6.83624106613402</text:p>
              </table:table-cell>
              <table:table-cell office:value-type="float" office:value="5.9502698535081">
                <text:p>5.95026985350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.0713601949352">
                <text:p>20.0713601949352</text:p>
              </table:table-cell>
              <table:table-cell office:value-type="float" office:value="14.0848854961832">
                <text:p>14.0848854961832</text:p>
              </table:table-cell>
              <table:table-cell office:value-type="float" office:value="8.99268934594015">
                <text:p>8.99268934594015</text:p>
              </table:table-cell>
              <table:table-cell office:value-type="float" office:value="8.11627116825522">
                <text:p>8.116271168255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.9165308398387">
                <text:p>28.9165308398387</text:p>
              </table:table-cell>
              <table:table-cell office:value-type="float" office:value="21.8755272892465">
                <text:p>21.8755272892465</text:p>
              </table:table-cell>
              <table:table-cell office:value-type="float" office:value="14.8225671694297">
                <text:p>14.8225671694297</text:p>
              </table:table-cell>
              <table:table-cell office:value-type="float" office:value="10.7370835191438">
                <text:p>10.73708351914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.6792301523657">
                <text:p>34.6792301523657</text:p>
              </table:table-cell>
              <table:table-cell office:value-type="float" office:value="23.7067153951576">
                <text:p>23.7067153951576</text:p>
              </table:table-cell>
              <table:table-cell office:value-type="float" office:value="15.5120463920607">
                <text:p>15.5120463920607</text:p>
              </table:table-cell>
              <table:table-cell office:value-type="float" office:value="14.7276840090482">
                <text:p>14.72768400904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.7868561278863">
                <text:p>44.7868561278863</text:p>
              </table:table-cell>
              <table:table-cell office:value-type="float" office:value="39.421536056283">
                <text:p>39.421536056283</text:p>
              </table:table-cell>
              <table:table-cell office:value-type="float" office:value="27.0438396567905">
                <text:p>27.0438396567905</text:p>
              </table:table-cell>
              <table:table-cell office:value-type="float" office:value="20.5878750765462">
                <text:p>20.58787507654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8858350951374">
                <text:p>57.8858350951374</text:p>
              </table:table-cell>
              <table:table-cell office:value-type="float" office:value="41.7060167555217">
                <text:p>41.7060167555217</text:p>
              </table:table-cell>
              <table:table-cell office:value-type="float" office:value="28.9939992940346">
                <text:p>28.9939992940346</text:p>
              </table:table-cell>
              <table:table-cell office:value-type="float" office:value="21.0994091959928">
                <text:p>21.099409195992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.6338672768879">
                <text:p>61.6338672768879</text:p>
              </table:table-cell>
              <table:table-cell office:value-type="float" office:value="43.6814790788193">
                <text:p>43.6814790788193</text:p>
              </table:table-cell>
              <table:table-cell office:value-type="float" office:value="30.2018389773492">
                <text:p>30.2018389773492</text:p>
              </table:table-cell>
              <table:table-cell office:value-type="float" office:value="21.564451561249">
                <text:p>21.56445156124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.2583653318705">
                <text:p>63.2583653318705</text:p>
              </table:table-cell>
              <table:table-cell office:value-type="float" office:value="44.8367029548989">
                <text:p>44.8367029548989</text:p>
              </table:table-cell>
              <table:table-cell office:value-type="float" office:value="30.9003215434084">
                <text:p>30.9003215434084</text:p>
              </table:table-cell>
              <table:table-cell office:value-type="float" office:value="31.2952060555088">
                <text:p>31.29520605550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5.4600402955003">
                <text:p>65.4600402955003</text:p>
              </table:table-cell>
              <table:table-cell office:value-type="float" office:value="60.0554528650647">
                <text:p>60.0554528650647</text:p>
              </table:table-cell>
              <table:table-cell office:value-type="float" office:value="62.3608445297505">
                <text:p>62.3608445297505</text:p>
              </table:table-cell>
              <table:table-cell office:value-type="float" office:value="48.6377245508982">
                <text:p>48.63772455089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7.9883720930232">
                <text:p>97.9883720930232</text:p>
              </table:table-cell>
              <table:table-cell office:value-type="float" office:value="80.2571428571429">
                <text:p>80.2571428571429</text:p>
              </table:table-cell>
              <table:table-cell office:value-type="float" office:value="62.8880597014925">
                <text:p>62.8880597014925</text:p>
              </table:table-cell>
              <table:table-cell office:value-type="float" office:value="48.1818181818182">
                <text:p>48.18181818181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7.6016260162602">
                <text:p>97.6016260162602</text:p>
              </table:table-cell>
              <table:table-cell office:value-type="float" office:value="79.9445061043285">
                <text:p>79.9445061043285</text:p>
              </table:table-cell>
              <table:table-cell office:value-type="float" office:value="62.2020725388601">
                <text:p>62.2020725388601</text:p>
              </table:table-cell>
              <table:table-cell office:value-type="float" office:value="47.9241516966068">
                <text:p>47.92415169660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.4642857142857">
                <text:p>94.4642857142857</text:p>
              </table:table-cell>
              <table:table-cell office:value-type="float" office:value="78.1773399014778">
                <text:p>78.1773399014778</text:p>
              </table:table-cell>
              <table:table-cell office:value-type="float" office:value="61.0972088546679">
                <text:p>61.0972088546679</text:p>
              </table:table-cell>
              <table:table-cell office:value-type="float" office:value="47.5149700598802">
                <text:p>47.51497005988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9.7572815533981">
                <text:p>89.7572815533981</text:p>
              </table:table-cell>
              <table:table-cell office:value-type="float" office:value="75.469387755102">
                <text:p>75.469387755102</text:p>
              </table:table-cell>
              <table:table-cell office:value-type="float" office:value="60.1626898047722">
                <text:p>60.1626898047722</text:p>
              </table:table-cell>
              <table:table-cell office:value-type="float" office:value="45.5045118949959">
                <text:p>45.504511894995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7.5520833333333">
                <text:p>87.5520833333333</text:p>
              </table:table-cell>
              <table:table-cell office:value-type="float" office:value="72.7705627705628">
                <text:p>72.7705627705628</text:p>
              </table:table-cell>
              <table:table-cell office:value-type="float" office:value="58.5714285714286">
                <text:p>58.5714285714286</text:p>
              </table:table-cell>
              <table:table-cell office:value-type="float" office:value="45.3099730458221">
                <text:p>45.309973045822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3.7247706422018">
                <text:p>83.7247706422018</text:p>
              </table:table-cell>
              <table:table-cell office:value-type="float" office:value="69.8774885145482">
                <text:p>69.8774885145482</text:p>
              </table:table-cell>
              <table:table-cell office:value-type="float" office:value="55.8506731946144">
                <text:p>55.8506731946144</text:p>
              </table:table-cell>
              <table:table-cell office:value-type="float" office:value="45.2229930624381">
                <text:p>45.22299306243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.2857142857143">
                <text:p>79.2857142857143</text:p>
              </table:table-cell>
              <table:table-cell office:value-type="float" office:value="65.712">
                <text:p>65.712</text:p>
              </table:table-cell>
              <table:table-cell office:value-type="float" office:value="54.3973509933775">
                <text:p>54.3973509933775</text:p>
              </table:table-cell>
              <table:table-cell office:value-type="float" office:value="44.2564655172414">
                <text:p>44.25646551724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63.9130434782609">
                <text:p>63.9130434782609</text:p>
              </table:table-cell>
              <table:table-cell office:value-type="float" office:value="52.0538243626062">
                <text:p>52.0538243626062</text:p>
              </table:table-cell>
              <table:table-cell office:value-type="float" office:value="42.9824561403509">
                <text:p>42.98245614035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.4905660377358">
                <text:p>68.4905660377358</text:p>
              </table:table-cell>
              <table:table-cell office:value-type="float" office:value="60.1657458563536">
                <text:p>60.1657458563536</text:p>
              </table:table-cell>
              <table:table-cell office:value-type="float" office:value="48.9071856287425">
                <text:p>48.9071856287425</text:p>
              </table:table-cell>
              <table:table-cell office:value-type="float" office:value="41.1979823455233">
                <text:p>41.19798234552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6.7826086956522">
                <text:p>66.7826086956522</text:p>
              </table:table-cell>
              <table:table-cell office:value-type="float" office:value="57.8531073446328">
                <text:p>57.8531073446328</text:p>
              </table:table-cell>
              <table:table-cell office:value-type="float" office:value="48.1504702194357">
                <text:p>48.1504702194357</text:p>
              </table:table-cell>
              <table:table-cell office:value-type="float" office:value="39.4858611825193">
                <text:p>39.48586118251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4.0666666666667">
                <text:p>64.0666666666667</text:p>
              </table:table-cell>
              <table:table-cell office:value-type="float" office:value="56.30859375">
                <text:p>56.30859375</text:p>
              </table:table-cell>
              <table:table-cell office:value-type="float" office:value="46.5">
                <text:p>46.5</text:p>
              </table:table-cell>
              <table:table-cell office:value-type="float" office:value="52.734375">
                <text:p>52.73437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7.7345537757437">
                <text:p>57.7345537757437</text:p>
              </table:table-cell>
              <table:table-cell office:value-type="float" office:value="42.9812606473595">
                <text:p>42.9812606473595</text:p>
              </table:table-cell>
              <table:table-cell office:value-type="float" office:value="56.1915367483296">
                <text:p>56.1915367483296</text:p>
              </table:table-cell>
              <table:table-cell office:value-type="float" office:value="63.7121212121212">
                <text:p>63.71212121212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4.1935483870968">
                <text:p>54.1935483870968</text:p>
              </table:table-cell>
              <table:table-cell office:value-type="float" office:value="57.0873786407767">
                <text:p>57.0873786407767</text:p>
              </table:table-cell>
              <table:table-cell office:value-type="float" office:value="63.9130434782609">
                <text:p>63.9130434782609</text:p>
              </table:table-cell>
              <table:table-cell office:value-type="float" office:value="59.6954314720812">
                <text:p>59.69543147208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6.3659793814433">
                <text:p>56.3659793814433</text:p>
              </table:table-cell>
              <table:table-cell office:value-type="float" office:value="60.414364640884">
                <text:p>60.414364640884</text:p>
              </table:table-cell>
              <table:table-cell office:value-type="float" office:value="59.9178082191781">
                <text:p>59.9178082191781</text:p>
              </table:table-cell>
              <table:table-cell office:value-type="float" office:value="56.953125">
                <text:p>56.9531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56.6480446927374">
                <text:p>56.6480446927374</text:p>
              </table:table-cell>
              <table:table-cell office:value-type="float" office:value="55.2588555858311">
                <text:p>55.2588555858311</text:p>
              </table:table-cell>
              <table:table-cell office:value-type="float" office:value="54.9593495934959">
                <text:p>54.959349593495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2.3743016759777">
                <text:p>52.3743016759777</text:p>
              </table:table-cell>
              <table:table-cell office:value-type="float" office:value="52.6685393258427">
                <text:p>52.6685393258427</text:p>
              </table:table-cell>
              <table:table-cell office:value-type="float" office:value="52.2284122562674">
                <text:p>52.2284122562674</text:p>
              </table:table-cell>
              <table:table-cell office:value-type="float" office:value="49.2125984251968">
                <text:p>49.21259842519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5393258426966">
                <text:p>48.5393258426966</text:p>
              </table:table-cell>
              <table:table-cell office:value-type="float" office:value="48.9518413597734">
                <text:p>48.9518413597734</text:p>
              </table:table-cell>
              <table:table-cell office:value-type="float" office:value="47.2131147540984">
                <text:p>47.2131147540984</text:p>
              </table:table-cell>
              <table:table-cell office:value-type="float" office:value="48.4033613445378">
                <text:p>48.4033613445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